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000000161544CB53C4513765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2.294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443cm" fo:min-width="2.284cm"/>
    </style:style>
    <style:style style:name="gr4" style:family="graphic" style:parent-style-name="standard">
      <style:graphic-properties draw:textarea-horizontal-align="justify" draw:textarea-vertical-align="middle" draw:auto-grow-height="false" fo:min-height="0.2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2.548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0.842cm" fo:min-width="1.786cm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2.402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2.421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1.278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2.548cm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2.294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2.167cm"/>
    </style:style>
    <style:style style:name="gr16" style:family="graphic" style:parent-style-name="standard">
      <style:graphic-properties draw:textarea-horizontal-align="justify" draw:textarea-vertical-align="middle" draw:auto-grow-height="false" fo:min-height="0.72cm" fo:min-width="4.32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stroke="dash" draw:stroke-dash="Dashed_20__28_var_29_"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95cm" svg:height="9.337cm" svg:x="1.2cm" svg:y="1.154cm">
          <draw:image xlink:href="Pictures/10000201000003C000000161544CB53C45137653.png" xlink:type="simple" xlink:show="embed" xlink:actuate="onLoad">
            <text:p/>
          </draw:image>
        </draw:frame>
        <draw:custom-shape draw:style-name="gr2" draw:text-style-name="P3" draw:layer="layout" svg:width="2.794cm" svg:height="0.762cm" svg:x="1.581cm" svg:y="2.424cm">
          <text:p text:style-name="P2"><text:span text:style-name="T1">Targ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84cm" svg:height="0.693cm" svg:x="1.581cm" svg:y="4.71cm">
          <text:p text:style-name="P2"><text:span text:style-name="T1">Mas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127cm" svg:height="0.762cm" svg:x="3.74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508cm" svg:x="4.121cm" svg:y="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048cm" svg:height="0.508cm" svg:x="4.756cm" svg:y="3.34cm">
          <text:p text:style-name="P2"><text:span text:style-name="T1">Right Ea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48cm" svg:height="0.508cm" svg:x="4.756cm" svg:y="5.95cm">
          <text:p text:style-name="P2"><text:span text:style-name="T1">Left Ea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286cm" svg:height="1.397cm" svg:x="7.55cm" svg:y="4.202cm">
          <text:p text:style-name="P2"><text:span text:style-name="T1">Auditory</text:span></text:p>
          <text:p text:style-name="P2"><text:span text:style-name="T1">Periphe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48cm" svg:height="0.508cm" svg:x="4.756cm" svg:y="3.35cm">
          <text:p text:style-name="P2"><text:span text:style-name="T1">Right Ea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286cm" svg:height="1.092cm" svg:x="7.55cm" svg:y="7.936cm">
          <text:p text:style-name="P2"><text:span text:style-name="T1">Relative</text:span></text:p>
          <text:p text:style-name="P2"><text:span text:style-name="T1">Strength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02cm" svg:height="1.905cm" svg:x="10.725cm" svg:y="3.948cm">
          <text:p text:style-name="P2"><text:span text:style-name="T1">Binaural Cue</text:span></text:p>
          <text:p text:style-name="P2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921cm" svg:height="1.778cm" svg:x="10.725cm" svg:y="7.504cm">
          <text:p text:style-name="P2"><text:span text:style-name="T1">Probability</text:span></text:p>
          <text:p text:style-name="P2"><text:span text:style-name="T1">Density</text:span></text:p>
          <text:p text:style-name="P2"><text:span text:style-name="T1">Esti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1.143cm" svg:x="14.662cm" svg:y="4.329cm">
          <text:p text:style-name="P2"><text:span text:style-name="T1">Azimuth</text:span></text:p>
          <text:p text:style-name="P2"><text:span text:style-name="T1">Estim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778cm" svg:height="1.143cm" svg:x="18.218cm" svg:y="4.329cm">
          <text:p text:style-name="P2"><text:span text:style-name="T1">Binary</text:span></text:p>
          <text:p text:style-name="P2"><text:span text:style-name="T1">Mas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4cm" svg:height="0.762cm" svg:x="19.869cm" svg:y="2.932cm">
          <text:p text:style-name="P2"><text:span text:style-name="T1">Targe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048cm" svg:height="0.635cm" svg:x="19.996cm" svg:y="6.361cm">
          <text:p text:style-name="P2"><text:span text:style-name="T1">Mas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.794cm" svg:height="0.254cm" svg:x="19.996cm" svg:y="6.2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667cm" svg:height="2.54cm" svg:x="23.171cm" svg:y="3.694cm">
          <text:p text:style-name="P2"><text:span text:style-name="T1">Objective</text:span></text:p>
          <text:p text:style-name="P2"><text:span text:style-name="T1">and</text:span></text:p>
          <text:p text:style-name="P2"><text:span text:style-name="T1">Subjective</text:span></text:p>
          <text:p text:style-name="P2"><text:span text:style-name="T1">Evalu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826cm" svg:height="0.97cm" svg:x="5.291cm" svg:y="9.509cm">
          <text:p text:style-name="P2"><text:span text:style-name="T1">Data Training Proces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826cm" svg:height="0.97cm" svg:x="11.995cm" svg:y="1.073cm">
          <text:p text:style-name="P2"><text:span text:style-name="T1">Segregation Process</text:span></text:p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6.443cm" svg:height="1.882cm" svg:x="14.196cm" svg:y="2.612cm" svg:viewBox="0 0 6444 1883" svg:d="M0 1201c834-1 1669 0 2504 0 454 0 910 8 1365 0 312-5 624-3 939-29 367-31 754-97 1110 0 357 98 795-76 312-569-281-287-262-568-654-597-1001-74 193 561 228 682 97 331 476 543 512 911l29 284v-256">
          <text:p/>
        </draw:path>
        <draw:polygon draw:style-name="gr18" draw:text-style-name="P1" draw:layer="layout" svg:width="10.032cm" svg:height="5.968cm" svg:x="10.398cm" svg:y="3.794cm" svg:viewBox="0 0 10033 5969" draw:points="3810,0 10033,0 10033,2159 3810,2159 3810,5969 0,5969 0,3048 3556,3048 3556,0 3937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fta Nur Farid</meta:initial-creator>
    <meta:creation-date>2016-08-21T06:15:22.432362074</meta:creation-date>
    <dc:date>2016-08-23T05:25:53.364872888</dc:date>
    <dc:creator>Mifta Nur Farid</dc:creator>
    <meta:editing-duration>PT3M21S</meta:editing-duration>
    <meta:editing-cycles>2</meta:editing-cycles>
    <meta:generator>LibreOffice/5.0.6.2$Linux_X86_64 LibreOffice_project/00m0$Build-2</meta:generator>
    <meta:document-statistic meta:object-count="22"/>
  </office:meta>
</office:document-meta>
</file>